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site 2:</text:p>
      <text:p text:style-name="Standard"/>
      <text:p text:style-name="Standard">Will be using bootstrap 4 library to build website.</text:p>
      <text:p text:style-name="Standard"/>
      <text:p text:style-name="Standard">Tasks</text:p>
      <text:list xml:id="list1644958789247990177" text:style-name="L1">
        <text:list-item>
          <text:p text:style-name="P1">Build Navbar and Hero area.</text:p>
        </text:list-item>
        <text:list-item>
          <text:p text:style-name="P1">Build main content area</text:p>
        </text:list-item>
        <text:list-item>
          <text:p text:style-name="P1">Build other sections for landing page</text:p>
        </text:list-item>
        <text:list-item>
          <text:p text:style-name="P1">Build footer.</text:p>
        </text:list-item>
        <text:list-item>
          <text:p text:style-name="P1">Incorporate scrollspy to landing p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0S</meta:editing-duration>
    <meta:editing-cycles>3</meta:editing-cycles>
    <meta:generator>OpenOffice/4.1.7$Win32 OpenOffice.org_project/417m1$Build-9800</meta:generator>
    <dc:date>2020-09-21T22:49:10.47</dc:date>
    <meta:document-statistic meta:table-count="0" meta:image-count="0" meta:object-count="0" meta:page-count="1" meta:paragraph-count="8" meta:word-count="39" meta:character-count="209"/>
    <dc:creator>Sean Malley</dc:creator>
    <meta:user-defined meta:name="Info 1"/>
    <meta:user-defined meta:name="Info 2"/>
    <meta:user-defined meta:name="Info 3"/>
    <meta:user-defined meta:name="Info 4"/>
  </office:meta>
</office:document-meta>
</file>